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39072" officeooo:paragraph-rsid="00139072"/>
    </style:style>
    <style:style style:name="P2" style:family="paragraph" style:parent-style-name="Subtitle">
      <style:text-properties officeooo:rsid="001ae4f8" officeooo:paragraph-rsid="001ae4f8"/>
    </style:style>
    <style:style style:name="P3" style:family="paragraph" style:parent-style-name="Subtitle">
      <style:text-properties officeooo:rsid="0034f6b0" officeooo:paragraph-rsid="0034f6b0"/>
    </style:style>
    <style:style style:name="P4" style:family="paragraph" style:parent-style-name="Text_20_body">
      <style:paragraph-properties fo:text-align="justify" style:justify-single-word="false"/>
      <style:text-properties officeooo:rsid="0014e6b3" officeooo:paragraph-rsid="0014e6b3"/>
    </style:style>
    <style:style style:name="P5" style:family="paragraph" style:parent-style-name="Text_20_body">
      <style:paragraph-properties fo:text-align="justify" style:justify-single-word="false"/>
      <style:text-properties officeooo:rsid="001b28dd" officeooo:paragraph-rsid="001b28dd"/>
    </style:style>
    <style:style style:name="P6" style:family="paragraph" style:parent-style-name="Title">
      <style:text-properties officeooo:rsid="00139072" officeooo:paragraph-rsid="00139072"/>
    </style:style>
    <style:style style:name="P7" style:family="paragraph" style:parent-style-name="Text_20_body">
      <style:paragraph-properties fo:text-align="justify" style:justify-single-word="false"/>
      <style:text-properties officeooo:rsid="003be071" officeooo:paragraph-rsid="003be07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7e18"/>
    </style:style>
    <style:style style:name="T3" style:family="text">
      <style:text-properties officeooo:rsid="0016a1fc"/>
    </style:style>
    <style:style style:name="T4" style:family="text">
      <style:text-properties officeooo:rsid="001c0909"/>
    </style:style>
    <style:style style:name="T5" style:family="text">
      <style:text-properties officeooo:rsid="001cb043"/>
    </style:style>
    <style:style style:name="T6" style:family="text">
      <style:text-properties officeooo:rsid="001e10f3"/>
    </style:style>
    <style:style style:name="T7" style:family="text">
      <style:text-properties officeooo:rsid="001ff7c1"/>
    </style:style>
    <style:style style:name="T8" style:family="text">
      <style:text-properties officeooo:rsid="00200776"/>
    </style:style>
    <style:style style:name="T9" style:family="text">
      <style:text-properties officeooo:rsid="00201ab5"/>
    </style:style>
    <style:style style:name="T10" style:family="text">
      <style:text-properties officeooo:rsid="0021eb2e"/>
    </style:style>
    <style:style style:name="T11" style:family="text">
      <style:text-properties officeooo:rsid="00224e2f"/>
    </style:style>
    <style:style style:name="T12" style:family="text">
      <style:text-properties officeooo:rsid="0023c388"/>
    </style:style>
    <style:style style:name="T13" style:family="text">
      <style:text-properties officeooo:rsid="00259550"/>
    </style:style>
    <style:style style:name="T14" style:family="text">
      <style:text-properties officeooo:rsid="0026ef33"/>
    </style:style>
    <style:style style:name="T15" style:family="text">
      <style:text-properties officeooo:rsid="0028995b"/>
    </style:style>
    <style:style style:name="T16" style:family="text">
      <style:text-properties officeooo:rsid="00298cce"/>
    </style:style>
    <style:style style:name="T17" style:family="text">
      <style:text-properties officeooo:rsid="002b8344"/>
    </style:style>
    <style:style style:name="T18" style:family="text">
      <style:text-properties officeooo:rsid="002cff29"/>
    </style:style>
    <style:style style:name="T19" style:family="text">
      <style:text-properties officeooo:rsid="003da30d"/>
    </style:style>
    <style:style style:name="T20" style:family="text">
      <style:text-properties officeooo:rsid="003e7cc3"/>
    </style:style>
    <style:style style:name="T21" style:family="text">
      <style:text-properties officeooo:rsid="004009fc"/>
    </style:style>
    <style:style style:name="T22" style:family="text">
      <style:text-properties officeooo:rsid="00409cb1"/>
    </style:style>
    <style:style style:name="T23" style:family="text">
      <style:text-properties officeooo:rsid="00420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bbes – <text:span text:style-name="T1">Leviatano</text:span></text:p>
      <text:p text:style-name="P1">Le cause di conflitto tra gli uomini</text:p>
      <text:p text:style-name="P4">Hobbes identifica tre principali cause di conflitto con tre “passioni” dell’uomo che, <text:span text:style-name="T2">necessitando di imporsi sopra gli altri, ne agisce a scapito: </text:span><text:span text:style-name="T3">competizione, diffidenza e gloria.</text:span></text:p>
      <text:p text:style-name="P2">La guerra di tutti contro tutti</text:p>
      <text:p text:style-name="P5">Questo conflitto viene fuori quando gli uomini non hanno un potere unico che li accomuni e, <text:span text:style-name="T4">pertanto, </text:span><text:span text:style-name="T5">provano ostilità e diffidenza per </text:span><text:span text:style-name="T6">verso l’altro. </text:span><text:span text:style-name="T7">Da questo si può definire lo stato di natura come uno stato di guerra, </text:span><text:span text:style-name="T8">per cui ognuno fa affidamento </text:span><text:span text:style-name="T9">solo sulla propria </text:span><text:span text:style-name="T10">forza e la propria furbizia, </text:span><text:span text:style-name="T11">mettendo da parte la produttività e la cultura a favore della difesa contro una condizione </text:span><text:span text:style-name="T12">di paura per la propria incolumità.<text:line-break/></text:span><text:span text:style-name="T13">Hobbes prende a esempio chi, nonostante sia di gran lunga maggiormente tutelato dalle leggi o dallo stato in cui </text:span><text:span text:style-name="T14">custodisce </text:span><text:span text:style-name="T18">i</text:span><text:span text:style-name="T14"> suoi tesori, </text:span><text:span text:style-name="T15">faccia di questi una grande preoccupazione </text:span><text:span text:style-name="T16">e con cura li </text:span><text:span text:style-name="T17">sorvegli. </text:span></text:p>
      <text:p text:style-name="P3">L’inesistenza di un giusto in sé</text:p>
      <text:p text:style-name="P7">È anche importante in Hobbes la concezione convenzionalistica de<text:span text:style-name="T19">lla morale e del diritto: </text:span><text:span text:style-name="T20">le azioni dell’uomo non sono né giuste né sbagliate, se si considera che sarebbero tali solo in funzione delle leggi in vigore. </text:span><text:span text:style-name="T21">In modo analogo, in natura, non può esistere il concetto di proprietà, in quanto ognuno può ritenersi padrone di tutto.<text:line-break/></text:span><text:span text:style-name="T22">Le paure di perdere la vita, le cosiddette passioni, </text:span><text:span text:style-name="T23">e la ragione aiuteranno l’uomo nella via verso il superamento della precarietà dello stato di natu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08:44:50.937696066</meta:creation-date>
    <dc:date>2021-02-10T14:27:04.614896415</dc:date>
    <meta:editing-duration>PT21M11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33" meta:character-count="1424" meta:non-whitespace-character-count="1196"/>
  </office:meta>
</office:document-meta>
</file>